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Courier 10 Pitch1" svg:font-family="'Courier 10 Pitch'" style:font-pitch="fixed"/>
    <style:font-face style:name="Courier1" svg:font-family="Courier, 'Courier New'" style:font-family-generic="modern" style:font-pitch="fixed"/>
    <style:font-face style:name="Arial1" svg:font-family="Arial" style:font-pitch="variable"/>
    <style:font-face style:name="Arial Black1" svg:font-family="'Arial Black'" style:font-pitch="variable"/>
    <style:font-face style:name="Courier 10 Pitch" svg:font-family="'Courier 10 Pitch'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Courier" svg:font-family="Courier, 'Courier New'" style:font-family-generic="modern" style:font-pitch="variable"/>
    <style:font-face style:name="DejaVu Sans1" svg:font-family="'DejaVu Sans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7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7.89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64cm"/>
    </style:style>
    <style:style style:name="pr1" style:family="presentation" style:parent-style-name="small-title">
      <style:graphic-properties draw:fill-color="#ffffff" draw:auto-grow-height="true" fo:min-height="2.541cm"/>
    </style:style>
    <style:style style:name="pr2" style:family="presentation" style:parent-style-name="small-subtitle">
      <style:graphic-properties draw:fill-color="#ffffff" fo:min-height="17.575cm"/>
    </style:style>
    <style:style style:name="pr3" style:family="presentation" style:parent-style-name="small-notes">
      <style:graphic-properties draw:fill-color="#ffffff" draw:auto-grow-height="true" fo:min-height="12.573cm"/>
    </style:style>
    <style:style style:name="pr4" style:family="presentation" style:parent-style-name="small-title">
      <style:graphic-properties draw:auto-grow-height="true" fo:min-height="2.541cm"/>
    </style:style>
    <style:style style:name="pr5" style:family="presentation" style:parent-style-name="small-outline1">
      <style:graphic-properties fo:min-height="17.575cm"/>
    </style:style>
    <style:style style:name="pr6" style:family="presentation" style:parent-style-name="small-notes">
      <style:graphic-properties draw:fill-color="#ffffff" fo:min-height="12.322cm"/>
    </style:style>
    <style:style style:name="pr7" style:family="presentation" style:parent-style-name="small-title">
      <style:graphic-properties fo:min-height="2.29cm"/>
    </style:style>
    <style:style style:name="pr8" style:family="presentation" style:parent-style-name="small-outline1">
      <style:graphic-properties fo:min-height="7.898cm"/>
    </style:style>
    <style:style style:name="pr9" style:family="presentation" style:parent-style-name="small-outline1">
      <style:graphic-properties fo:min-height="4.958cm"/>
    </style:style>
    <style:style style:name="pr10" style:family="presentation" style:parent-style-name="small-outline1">
      <style:graphic-properties draw:auto-grow-height="true" fo:min-height="17.826cm"/>
    </style:style>
    <style:style style:name="pr11" style:family="presentation" style:parent-style-name="small-outline1">
      <style:graphic-properties fo:min-height="7.688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style:font-name="Courier 10 Pitch1"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.6cm" fo:margin-right="0cm" fo:text-indent="0cm"/>
    </style:style>
    <style:style style:name="P5" style:family="paragraph">
      <style:text-properties style:font-name="Courier 10 Pitch1" fo:font-size="32pt" style:font-size-asian="32pt" style:font-size-complex="32pt"/>
    </style:style>
    <style:style style:name="P6" style:family="paragraph">
      <style:text-properties style:font-name="Courier 10 Pitch1" fo:font-style="normal" style:font-style-asian="normal" style:font-style-complex="normal"/>
    </style:style>
    <style:style style:name="P7" style:family="paragraph">
      <style:text-properties style:font-name="Courier 10 Pitch1" fo:font-size="24pt" fo:font-style="normal" style:font-size-asian="24pt" style:font-style-asian="normal" style:font-size-complex="24pt" style:font-style-complex="normal"/>
    </style:style>
    <style:style style:name="P8" style:family="paragraph">
      <style:text-properties style:font-name="Courier 10 Pitch1"/>
    </style:style>
    <style:style style:name="P9" style:family="paragraph">
      <style:text-properties style:font-name="Courier 10 Pitch1" fo:font-size="24pt" style:font-size-asian="24pt" style:font-size-complex="24pt"/>
    </style:style>
    <style:style style:name="P10" style:family="paragraph">
      <style:text-properties style:font-name="Courier 10 Pitch1" fo:font-size="20pt" style:font-size-asian="20pt" style:font-size-complex="20pt"/>
    </style:style>
    <style:style style:name="P11" style:family="paragraph">
      <style:text-properties fo:font-size="20pt"/>
    </style:style>
    <style:style style:name="P12" style:family="paragraph">
      <style:text-properties style:font-name="Courier 10 Pitch1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10 Pitch1" fo:font-size="32pt" style:font-size-asian="32pt" style:font-size-complex="32pt"/>
    </style:style>
    <style:style style:name="T4" style:family="text">
      <style:text-properties style:font-name="Courier 10 Pitch1" fo:font-size="32pt" style:font-name-asian="Courier1" style:font-size-asian="32pt" style:font-name-complex="Courier1" style:font-size-complex="32pt"/>
    </style:style>
    <style:style style:name="T5" style:family="text">
      <style:text-properties style:font-name="Courier 10 Pitch1" fo:font-size="24pt" fo:font-style="normal" style:font-name-asian="Courier1" style:font-size-asian="24pt" style:font-style-asian="normal" style:font-name-complex="Courier1" style:font-size-complex="24pt" style:font-style-complex="normal"/>
    </style:style>
    <style:style style:name="T6" style:family="text">
      <style:text-properties style:font-name="Courier 10 Pitch1" fo:font-size="24pt" style:font-name-asian="Courier1" style:font-size-asian="24pt" style:font-name-complex="Courier1" style:font-size-complex="24pt"/>
    </style:style>
    <style:style style:name="T7" style:family="text">
      <style:text-properties style:font-name="Courier 10 Pitch1" fo:font-size="20pt" style:font-name-asian="Courier1" style:font-size-asian="20pt" style:font-name-complex="Courier1" style:font-size-complex="20pt"/>
    </style:style>
    <style:style style:name="T8" style:family="text">
      <style:text-properties style:font-name="Courier 10 Pitch1" fo:font-size="20pt" fo:font-weight="bold" style:font-name-asian="Courier1" style:font-size-asian="20pt" style:font-weight-asian="bold" style:font-name-complex="Courier1" style:font-size-complex="20pt" style:font-weight-complex="bold"/>
    </style:style>
    <style:style style:name="T9" style:family="text">
      <style:text-properties style:font-name="Courier 10 Pitch1"/>
    </style:style>
    <style:style style:name="T10" style:family="text">
      <style:text-properties style:font-name="Courier 10 Pitch1" fo:font-size="20pt" style:font-size-asian="20pt" style:font-size-complex="20pt"/>
    </style:style>
    <style:style style:name="T11" style:family="text">
      <style:text-properties style:font-name="Courier 10 Pitch1" fo:font-size="24pt" fo:language="en" fo:country="US" style:font-name-asian="Courier1" style:font-size-asian="24pt" style:language-asian="en" style:country-asian="US" style:font-name-complex="Courier1" style:font-size-complex="24pt"/>
    </style:style>
    <style:style style:name="T12" style:family="text">
      <style:text-properties style:font-name="Courier 10 Pitch1" fo:font-size="24pt" fo:language="en" fo:country="US" fo:font-style="italic" style:font-name-asian="Courier1" style:font-size-asian="24pt" style:language-asian="en" style:country-asian="US" style:font-style-asian="italic" style:font-name-complex="Courier1" style:font-size-complex="24pt" style:font-style-complex="italic"/>
    </style:style>
    <style:style style:name="T13" style:family="text">
      <style:text-properties style:font-name="Courier 10 Pitch1" fo:font-size="24pt" fo:font-style="italic" style:font-name-asian="Courier1" style:font-size-asian="24pt" style:font-style-asian="italic" style:font-name-complex="Courier1" style:font-size-complex="24pt" style:font-style-complex="italic"/>
    </style:style>
    <style:style style:name="T14" style:family="text">
      <style:text-properties style:font-name="Courier 10 Pitch1" fo:font-size="18pt" fo:language="en" fo:country="US" style:font-name-asian="Courier1" style:font-size-asian="18pt" style:language-asian="en" style:country-asian="US" style:font-name-complex="Courier1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mall" presentation:presentation-page-layout-name="AL1T0">
        <office:forms form:automatic-focus="false" form:apply-design-mode="false"/>
        <draw:frame presentation:style-name="pr1" draw:text-style-name="P1" draw:layer="layout" svg:width="26.67cm" svg:height="2.541cm" svg:x="0.635cm" svg:y="0cm" presentation:class="title" presentation:placeholder="true">
          <draw:text-box/>
        </draw:frame>
        <draw:frame draw:style-name="gr1" draw:text-style-name="P2" draw:layer="layout" svg:width="26.668cm" svg:height="0.962cm" svg:x="0.714cm" svg:y="3.066cm">
          <draw:text-box>
            <text:p>.</text:p>
          </draw:text-box>
        </draw:frame>
        <draw:frame presentation:style-name="pr2" draw:text-style-name="P3" draw:layer="layout" svg:width="27.48cm" svg:height="17.575cm" svg:x="0.52cm" svg:y="3.3cm" presentation:class="subtitle">
          <draw:text-box>
            <text:p><text:span text:style-name="T1">An Introduction to Python</text:span></text:p>
            <text:p><text:span text:style-name="T1"/></text:p>
            <text:p><text:span text:style-name="T2">Prof. Thomas Breu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Introduction to Python and NumPy</text:p>
          </draw:text-box>
        </draw:frame>
        <draw:frame presentation:style-name="pr5" draw:layer="layout" svg:width="27.48cm" svg:height="17.575cm" svg:x="0.52cm" svg:y="3.3cm" presentation:class="outline">
          <draw:text-box>
            <text:list text:style-name="L2">
              <text:list-item>
                <text:p>developed in 1991 by Guido van Rossum </text:p>
              </text:list-item>
              <text:list-item>
                <text:p>originally developed as a teaching language<text:line-break/></text:p>
              </text:list-item>
              <text:list-item>
                <text:p>used at...</text:p>
                <text:list>
                  <text:list-item>
                    <text:p>Google</text:p>
                  </text:list-item>
                  <text:list-item>
                    <text:p>Gnome desktop</text:p>
                  </text:list-item>
                  <text:list-item>
                    <text:p>Yahoo</text:p>
                  </text:list-item>
                  <text:list-item>
                    <text:p>Google AppEngine</text:p>
                  </text:list-item>
                  <text:list-item>
                    <text:p>open source numerical computing, AI</text:p>
                  </text:list-item>
                  <text:list-item>
                    <text:p>bioinformations, astrophys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>
          <draw:text-box>
            <text:p>Implementations</text:p>
          </draw:text-box>
        </draw:frame>
        <draw:frame presentation:style-name="pr5" draw:layer="layout" svg:width="27.48cm" svg:height="17.575cm" svg:x="0.52cm" svg:y="3.3cm" presentation:class="outline">
          <draw:text-box>
            <text:list text:style-name="L2">
              <text:list-item>
                <text:p>CPython — de facto standard implementation</text:p>
              </text:list-item>
              <text:list-item>
                <text:p>Jython — Python+libs on the JVM (can call Java)</text:p>
              </text:list-item>
              <text:list-item>
                <text:p>IronPython — Python+libs on the CLR (can call C#)</text:p>
              </text:list-item>
              <text:list-item>
                <text:p>Pyrex — Python with declarations (fast code)</text:p>
              </text:list-item>
              <text:list-item>
                <text:p>(Google Python implementation based on LLV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>
          <draw:text-box>
            <text:p>Python is multi-paradigm</text:p>
          </draw:text-box>
        </draw:frame>
        <draw:frame presentation:style-name="pr5" draw:layer="layout" svg:width="27.48cm" svg:height="17.575cm" svg:x="0.52cm" svg:y="3.3cm" presentation:class="outline">
          <draw:text-box>
            <text:list text:style-name="L2">
              <text:list-item>
                <text:p>procedural / imperative programming</text:p>
                <text:list>
                  <text:list-item>
                    <text:p>assignment, loops, procedures<text:line-break/></text:p>
                  </text:list-item>
                </text:list>
              </text:list-item>
              <text:list-item>
                <text:p>object-oriented</text:p>
                <text:list>
                  <text:list-item>
                    <text:p>classes, inheritance, encapsulation, mutability<text:line-break/></text:p>
                  </text:list-item>
                </text:list>
              </text:list-item>
              <text:list-item>
                <text:p>functional programming</text:p>
                <text:list>
                  <text:list-item>
                    <text:p>closures, recursion, list compreh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>
          <draw:text-box>
            <text:p>Python libraries</text:p>
          </draw:text-box>
        </draw:frame>
        <draw:frame presentation:style-name="pr5" draw:layer="layout" svg:width="27.48cm" svg:height="17.575cm" svg:x="0.52cm" svg:y="3.3cm" presentation:class="outline">
          <draw:text-box>
            <text:list text:style-name="L2">
              <text:list-item>
                <text:p>“batteries included”</text:p>
                <text:list>
                  <text:list-item>
                    <text:p>strings, regex, networking, ...</text:p>
                  </text:list-item>
                </text:list>
              </text:list-item>
              <text:list-item>
                <text:p>scientific programming</text:p>
                <text:list>
                  <text:list-item>
                    <text:p>NumPy, SciPy, Matplotlib, ...</text:p>
                  </text:list-item>
                </text:list>
              </text:list-item>
              <text:list-item>
                <text:p>3D visualization</text:p>
                <text:list>
                  <text:list-item>
                    <text:p>VTK, VPython, Mayavi</text:p>
                  </text:list-item>
                </text:list>
              </text:list-item>
              <text:list-item>
                <text:p>gaming</text:p>
                <text:list>
                  <text:list-item>
                    <text:p>SDL</text:p>
                  </text:list-item>
                </text:list>
              </text:list-item>
              <text:list-item>
                <text:p>GUI</text:p>
                <text:list>
                  <text:list-item>
                    <text:p>xlib, Tk, Gtk, Qt, wx, Windows, Cocoa</text:p>
                  </text:list-item>
                </text:list>
              </text:list-item>
              <text:list-item>
                <text:p>web applications</text:p>
                <text:list>
                  <text:list-item>
                    <text:p>TurbuGears, Django, Twisted</text:p>
                  </text:list-item>
                </text:list>
              </text:list-item>
              <text:list-item>
                <text:p>unit tes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Python code</text:p>
          </draw:text-box>
        </draw:frame>
        <draw:frame draw:style-name="gr3" draw:text-style-name="P5" draw:layer="layout" svg:width="25.03cm" svg:height="5.973cm" svg:x="1.134cm" svg:y="4.294cm">
          <draw:text-box>
            <text:p><text:span text:style-name="T3">def fib(x):</text:span></text:p>
            <text:p><text:span text:style-name="T3"><text:s text:c="4"/></text:span><text:span text:style-name="T3">if x&lt;2: return 1</text:span></text:p>
            <text:p><text:span text:style-name="T4"><text:s text:c="4"/></text:span><text:span text:style-name="T4">return fib(x-1) + fib(x-2)</text:span></text:p>
          </draw:text-box>
        </draw:frame>
        <draw:frame presentation:style-name="pr8" draw:layer="layout" svg:width="27.48cm" svg:height="7.898cm" svg:x="0.52cm" svg:y="12.977cm" presentation:class="outline" presentation:user-transformed="true">
          <draw:text-box>
            <text:list text:style-name="L2">
              <text:list-item>
                <text:p>note</text:p>
                <text:list>
                  <text:list-item>
                    <text:p>block structure indicated by indentation</text:p>
                  </text:list-item>
                  <text:list-item>
                    <text:p>not a lot of special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Python code</text:p>
          </draw:text-box>
        </draw:frame>
        <draw:frame draw:style-name="gr3" draw:text-style-name="P7" draw:layer="layout" svg:width="25.03cm" svg:height="7.125cm" svg:x="1.134cm" svg:y="4.294cm">
          <draw:text-box>
            <text:p text:style-name="P6"><text:span text:style-name="T5">def quicksort(l):</text:span></text:p>
            <text:p text:style-name="P6"><text:span text:style-name="T5"><text:s text:c="4"/></text:span><text:span text:style-name="T5">if len(l)&lt;2: return l</text:span></text:p>
            <text:p text:style-name="P6"><text:span text:style-name="T5"><text:s text:c="4"/></text:span><text:span text:style-name="T5">pivot = l[0]</text:span></text:p>
            <text:p text:style-name="P6"><text:span text:style-name="T5"><text:s text:c="4"/></text:span><text:span text:style-name="T5">low = [x for x in l if x&lt;pivot]</text:span></text:p>
            <text:p text:style-name="P6"><text:span text:style-name="T5"><text:s text:c="4"/></text:span><text:span text:style-name="T5">mid = [x for x in l if x==pivot]</text:span></text:p>
            <text:p text:style-name="P6"><text:span text:style-name="T5"><text:s text:c="4"/></text:span><text:span text:style-name="T5">high = [x for x in l if x&gt;pivot]</text:span></text:p>
            <text:p text:style-name="P6"><text:span text:style-name="T5"><text:s text:c="4"/></text:span><text:span text:style-name="T5">return quicksort(low)+mid+quicksort(high)</text:span></text:p>
          </draw:text-box>
        </draw:frame>
        <draw:frame presentation:style-name="pr8" draw:layer="layout" svg:width="27.48cm" svg:height="7.898cm" svg:x="0.52cm" svg:y="12.977cm" presentation:class="outline" presentation:user-transformed="true">
          <draw:text-box>
            <text:list text:style-name="L2">
              <text:list-item>
                <text:p>note</text:p>
                <text:list>
                  <text:list-item>
                    <text:p>just typed it in and it worked (test edge cases, though)</text:p>
                  </text:list-item>
                  <text:list-item>
                    <text:p>garbage collection</text:p>
                  </text:list-item>
                  <text:list-item>
                    <text:p>dynamic typing</text:p>
                  </text:list-item>
                  <text:list-item>
                    <text:p>strong typing</text:p>
                  </text:list-item>
                  <text:list-item>
                    <text:p>list compreh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Python command line programs</text:p>
          </draw:text-box>
        </draw:frame>
        <draw:frame draw:style-name="gr3" draw:text-style-name="P9" draw:layer="layout" svg:width="25.03cm" svg:height="11.053cm" svg:x="1.134cm" svg:y="4.294cm">
          <draw:text-box>
            <text:p text:style-name="P8"><text:span text:style-name="T6">#!/usr/bin/python</text:span></text:p>
            <text:p text:style-name="P8"><text:span text:style-name="T6"># simple grep-like program</text:span></text:p>
            <text:p text:style-name="P8"><text:span text:style-name="T6"/></text:p>
            <text:p text:style-name="P8"><text:span text:style-name="T6">import os,sys,re</text:span></text:p>
            <text:p text:style-name="P8"><text:span text:style-name="T6"/></text:p>
            <text:p text:style-name="P8"><text:span text:style-name="T6">regex = re.compile(sys.argv[1])</text:span></text:p>
            <text:p text:style-name="P8"><text:span text:style-name="T6">stream = open(sys.argv[2])</text:span></text:p>
            <text:p text:style-name="P8"><text:span text:style-name="T6">for line in stream.readlines():</text:span></text:p>
            <text:p text:style-name="P8"><text:span text:style-name="T6"><text:s text:c="4"/></text:span><text:span text:style-name="T6">line = line[:-1]</text:span></text:p>
            <text:p text:style-name="P8"><text:span text:style-name="T6"><text:s text:c="4"/></text:span><text:span text:style-name="T6">if regex.search(line)&gt;=0:</text:span></text:p>
            <text:p text:style-name="P8"><text:span text:style-name="T6"><text:s text:c="8"/></text:span><text:span text:style-name="T6">print line</text:span></text:p>
          </draw:text-box>
        </draw:frame>
        <draw:frame presentation:style-name="pr9" draw:layer="layout" svg:width="27.48cm" svg:height="4.958cm" svg:x="0.52cm" svg:y="15.917cm" presentation:class="outline" presentation:user-transformed="true">
          <draw:text-box>
            <text:list text:style-name="L2">
              <text:list-item>
                <text:list>
                  <text:list-item>
                    <text:p>often need to deal with lots of data → command line programs</text:p>
                  </text:list-item>
                  <text:list-item>
                    <text:p>use optparse for command line par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Python command line programs</text:p>
          </draw:text-box>
        </draw:frame>
        <draw:frame draw:style-name="gr3" draw:text-style-name="P10" draw:layer="layout" svg:width="25.03cm" svg:height="10.195cm" svg:x="1.134cm" svg:y="4.294cm">
          <draw:text-box>
            <text:p text:style-name="P8"><text:span text:style-name="T7">&gt;&gt;&gt; </text:span><text:span text:style-name="T8">3+4</text:span></text:p>
            <text:p text:style-name="P8"><text:span text:style-name="T7">7</text:span></text:p>
            <text:p text:style-name="P8"><text:span text:style-name="T7">&gt;&gt;&gt; </text:span><text:span text:style-name="T8">import os</text:span></text:p>
            <text:p text:style-name="P8"><text:span text:style-name="T7">&gt;&gt;&gt; </text:span><text:span text:style-name="T8">os.popen("ls","r")</text:span></text:p>
            <text:p text:style-name="P8"><text:span text:style-name="T7">&lt;open file 'ls', mode 'r' at 0xb29468&gt;</text:span></text:p>
            <text:p text:style-name="P8"><text:span text:style-name="T7">&gt;&gt;&gt; <text:s/></text:span><text:span text:style-name="T8">help(os.popen)</text:span></text:p>
            <text:p text:style-name="P8"><text:span text:style-name="T7">Help on built-in function popen in module posix: popen(...)</text:span></text:p>
            <text:p text:style-name="P8"><text:span text:style-name="T7"><text:s text:c="4"/></text:span><text:span text:style-name="T7">popen(command [, mode='r' [, bufsize]]) -&gt; pipe}</text:span></text:p>
            <text:p text:style-name="P8"><text:span text:style-name="T7"><text:s text:c="4"/></text:span><text:span text:style-name="T7">Open a pipe to/from a command returning a file object.</text:span></text:p>
            <text:p text:style-name="P8"><text:span text:style-name="T7">&gt;&gt;&gt; </text:span></text:p>
          </draw:text-box>
        </draw:frame>
        <draw:frame presentation:style-name="pr9" draw:layer="layout" svg:width="27.48cm" svg:height="4.958cm" svg:x="0.52cm" svg:y="15.917cm" presentation:class="outline" presentation:user-transformed="true">
          <draw:text-box>
            <text:list text:style-name="L2">
              <text:list-item>
                <text:list>
                  <text:list-item>
                    <text:p>write small functions and test out interactively</text:p>
                  </text:list-item>
                  <text:list-item>
                    <text:p>experiment with APIs</text:p>
                  </text:list-item>
                  <text:list-item>
                    <text:p>use the interactive help function</text:p>
                  </text:list-item>
                  <text:list-item>
                    <text:p>use reload(module) when necess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Python objects</text:p>
          </draw:text-box>
        </draw:frame>
        <draw:frame draw:style-name="gr3" draw:text-style-name="P9" draw:layer="layout" svg:width="25.03cm" svg:height="13.999cm" svg:x="1.134cm" svg:y="4.294cm">
          <draw:text-box>
            <text:p text:style-name="P8"><text:span text:style-name="T6">class Counter:</text:span></text:p>
            <text:p text:style-name="P8"><text:span text:style-name="T6"><text:s text:c="4"/></text:span><text:span text:style-name="T6">def __init__(self):</text:span></text:p>
            <text:p text:style-name="P8"><text:span text:style-name="T6"><text:s text:c="8"/></text:span><text:span text:style-name="T6">self.count = 0</text:span></text:p>
            <text:p text:style-name="P8"><text:span text:style-name="T6"><text:s text:c="4"/></text:span><text:span text:style-name="T6">def increment(self,by=1):</text:span></text:p>
            <text:p text:style-name="P8"><text:span text:style-name="T6"><text:s text:c="8"/></text:span><text:span text:style-name="T6">self.count += by</text:span></text:p>
            <text:p text:style-name="P8"><text:span text:style-name="T6"><text:s text:c="4"/></text:span><text:span text:style-name="T6">def reset(self,to=0):</text:span></text:p>
            <text:p text:style-name="P8"><text:span text:style-name="T6"><text:s text:c="8"/></text:span><text:span text:style-name="T6">self.count = 0</text:span></text:p>
            <text:p text:style-name="P8"><text:span text:style-name="T6"><text:s text:c="4"/></text:span><text:span text:style-name="T6">def report(self):</text:span></text:p>
            <text:p text:style-name="P8"><text:span text:style-name="T6"><text:s text:c="8"/></text:span><text:span text:style-name="T6">return self.count</text:span></text:p>
            <text:p text:style-name="P8"><text:span text:style-name="T6"/></text:p>
            <text:p text:style-name="P8"><text:span text:style-name="T6">c = Counter()</text:span></text:p>
            <text:p text:style-name="P8"><text:span text:style-name="T6">c.increment()</text:span></text:p>
            <text:p text:style-name="P8"><text:span text:style-name="T6">c.report()</text:span></text:p>
            <text:p text:style-name="P8"><text:span text:style-name="T6">c.reset()</text:span></text:p>
          </draw:text-box>
        </draw:frame>
        <draw:frame presentation:style-name="pr5" draw:layer="layout" svg:width="12.041cm" svg:height="17.575cm" svg:x="15.959cm" svg:y="3.3cm" presentation:class="outline" presentation:user-transformed="true">
          <draw:text-box>
            <text:list text:style-name="L2">
              <text:list-item>
                <text:list>
                  <text:list-item>
                    <text:p>single dispatch</text:p>
                  </text:list-item>
                  <text:list-item>
                    <text:p>multiple inheritance</text:p>
                  </text:list-item>
                  <text:list-item>
                    <text:p>self is an explicit arg</text:p>
                  </text:list-item>
                  <text:list-item>
                    <text:p>constructor is __init__</text:p>
                  </text:list-item>
                  <text:list-item>
                    <text:p>note default ar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mall" presentation:presentation-page-layout-name="AL3T3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Python datatypes</text:p>
          </draw:text-box>
        </draw:frame>
        <draw:frame presentation:style-name="pr10" draw:layer="layout" svg:width="26.694cm" svg:height="17.826cm" svg:x="0.52cm" svg:y="3.175cm" presentation:class="outline" presentation:user-transformed="true">
          <draw:text-box>
            <text:list text:style-name="L2">
              <text:list-item>
                <text:p>scalar datatypes</text:p>
                <text:list>
                  <text:list-item>
                    <text:p>integers, floating point numbers, immutable strings </text:p>
                  </text:list-item>
                </text:list>
              </text:list-item>
              <text:list-item>
                <text:p>lists / arrays: l = [1,2,3] ; print l[1] </text:p>
                <text:list>
                  <text:list-item>
                    <text:p>mutable, extensible 1D arrays </text:p>
                  </text:list-item>
                </text:list>
              </text:list-item>
              <text:list-item>
                <text:p>tuples: t = (1,2,3) ; print t[1] </text:p>
                <text:list>
                  <text:list-item>
                    <text:p>immutable, non-extensible 1D arrays </text:p>
                  </text:list-item>
                </text:list>
              </text:list-item>
              <text:list-item>
                <text:p>numerical arrays: a = array([1,2,3]) ; print a[1] </text:p>
                <text:list>
                  <text:list-item>
                    <text:p>mutable, multidimensional, SIMD</text:p>
                  </text:list-item>
                </text:list>
              </text:list-item>
              <text:list-item>
                <text:p>dictionaries: d = {1:1,2:4,3:9} ; print d[1] </text:p>
                <text:list>
                  <text:list-item>
                    <text:p>implemented as hash tables </text:p>
                  </text:list-item>
                </text:list>
              </text:list-item>
              <text:list-item>
                <text:p>objects </text:p>
              </text:list-item>
              <text:list-item>
                <text:p>modules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Python modules</text:p>
          </draw:text-box>
        </draw:frame>
        <draw:frame presentation:style-name="pr10" draw:layer="layout" svg:width="27.48cm" svg:height="17.826cm" svg:x="0.52cm" svg:y="3.175cm" presentation:class="outline">
          <draw:text-box>
            <text:list text:style-name="L2">
              <text:list-item>
                <text:p>there are many standard modules </text:p>
              </text:list-item>
              <text:list-item>
                <text:p>you need to import things before you can use them</text:p>
                <text:list>
                  <text:list-item>
                    <text:p>e.g., import os,sys,string,re </text:p>
                  </text:list-item>
                </text:list>
              </text:list-item>
              <text:list-item>
                <text:p>after import os</text:p>
                <text:list>
                  <text:list-item>
                    <text:p>os is a module object </text:p>
                  </text:list-item>
                  <text:list-item>
                    <text:p>os.popen is the popen function in the os module </text:p>
                  </text:list-item>
                </text:list>
              </text:list-item>
              <text:list-item>
                <text:p>you can import selectively</text:p>
                <text:list>
                  <text:list-item>
                    <text:p>e.g., from os import popen </text:p>
                  </text:list-item>
                  <text:list-item>
                    <text:p>then you can use the function directly </text:p>
                  </text:list-item>
                  <text:list-item>
                    <text:p>the module remains not imported (no os object) </text:p>
                  </text:list-item>
                </text:list>
              </text:list-item>
              <text:list-item>
                <text:p>if you don’t do anything else, a source file “foo.py” is considered a “module” and you can import it via import foo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>
          <draw:text-box>
            <text:p>Python types</text:p>
          </draw:text-box>
        </draw:frame>
        <draw:frame presentation:style-name="pr5" draw:layer="layout" svg:width="27.48cm" svg:height="17.575cm" svg:x="0.52cm" svg:y="3.3cm" presentation:class="outline" presentation:user-transformed="true">
          <draw:text-box>
            <text:list text:style-name="L2">
              <text:list-item>
                <text:p>Assignment never copies, always passes references. </text:p>
              </text:list-item>
              <text:list-item>
                <text:p>x==y tests for value equality </text:p>
              </text:list-item>
              <text:list-item>
                <text:p>x is y tests for identity </text:p>
              </text:list-item>
              <text:list-item>
                <text:p>isinstance(a,t) tests for whether a is of type t </text:p>
              </text:list-item>
              <text:list-item>
                <text:p>int(x) converts to an int or raises an error </text:p>
              </text:list-item>
              <text:list-item>
                <text:p>list(x) converts to a list or raises an error </text:p>
              </text:list-item>
              <text:list-item>
                <text:p>type(x) returns the type (e.g., str, list, tuple)<text:line-break/></text:p>
              </text:list-item>
            </text:list>
            <text:p><text:span text:style-name="T9">&gt;&gt;&gt; isinstance(3,list)</text:span></text:p>
            <text:p><text:span text:style-name="T9">False</text:span></text:p>
            <text:p><text:span text:style-name="T9">&gt;&gt;&gt; isinstance(3,int)</text:span></text:p>
            <text:p><text:span text:style-name="T9">Tr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>
          <draw:text-box>
            <text:p>Errors and Exceptions</text:p>
          </draw:text-box>
        </draw:frame>
        <draw:frame presentation:style-name="pr5" draw:layer="layout" svg:width="27.48cm" svg:height="17.575cm" svg:x="0.52cm" svg:y="3.3cm" presentation:class="outline" presentation:user-transformed="true">
          <draw:text-box>
            <text:list text:style-name="L2">
              <text:list-item>
                <text:p>Python catches runtime errors (type errors, numerical errors, etc.) </text:p>
              </text:list-item>
              <text:list-item>
                <text:p>runtime errors are indicated by exceptions </text:p>
              </text:list-item>
              <text:list-item>
                <text:p>exceptions can be handled with try ... except ... else <text:line-break/>and try ... finally (like Java) </text:p>
              </text:list-item>
            </text:list>
            <text:p><text:span text:style-name="T10">try:</text:span></text:p>
            <text:p><text:span text:style-name="T10"><text:s text:c="4"/></text:span><text:span text:style-name="T10">x = 1 + None</text:span></text:p>
            <text:p><text:span text:style-name="T10">except TypeError:</text:span></text:p>
            <text:p><text:span text:style-name="T10"><text:s text:c="4"/></text:span><text:span text:style-name="T10">print "oops"</text:span></text:p>
            <text:p><text:span text:style-name="T10">else:</text:span></text:p>
            <text:p><text:span text:style-name="T10"><text:s text:c="4"/></text:span><text:span text:style-name="T10">print "no oops"</text:span></text:p>
            <text:p><text:span text:style-name="T10">finally:</text:span></text:p>
            <text:p><text:span text:style-name="T10"><text:s text:c="4"/></text:span><text:span text:style-name="T10">print "finally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.001cm" presentation:class="title">
          <draw:text-box>
            <text:p>Python code</text:p>
          </draw:text-box>
        </draw:frame>
        <draw:frame draw:style-name="gr3" draw:text-style-name="P9" draw:layer="layout" svg:width="25.03cm" svg:height="5.973cm" svg:x="1.134cm" svg:y="4.294cm">
          <draw:text-box>
            <text:p text:style-name="P8"><text:span text:style-name="T6">for animal in ["lion"]:</text:span></text:p>
            <text:p text:style-name="P8"><text:span text:style-name="T6"><text:s text:c="4"/></text:span><text:span text:style-name="T6">print animal\newline</text:span><text:span text:style-name="T6"><text:line-break/></text:span><text:span text:style-name="T6"/></text:p>
            <text:p text:style-name="P8"><text:span text:style-name="T6">for i in range(99,0,-1):</text:span></text:p>
            <text:p text:style-name="P8"><text:span text:style-name="T6"><text:s text:c="4"/></text:span><text:span text:style-name="T6">print i,"bottles of beer on the wall"</text:span></text:p>
          </draw:text-box>
        </draw:frame>
        <draw:frame presentation:style-name="pr8" draw:layer="layout" svg:width="27.48cm" svg:height="7.898cm" svg:x="0.518cm" svg:y="12.977cm" presentation:class="outline" presentation:user-transformed="true">
          <draw:text-box>
            <text:list text:style-name="L2">
              <text:list-item>
                <text:p>note</text:p>
                <text:list>
                  <text:list-item>
                    <text:p>iteration in Python is a for loop over a collection</text:p>
                  </text:list-item>
                  <text:list-item>
                    <text:p>iterations over numerical ranges are like iterations over coll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.001cm" presentation:class="title">
          <draw:text-box>
            <text:p>Python iterators</text:p>
          </draw:text-box>
        </draw:frame>
        <draw:frame draw:style-name="gr3" draw:text-style-name="P9" draw:layer="layout" svg:width="25.03cm" svg:height="9.089cm" svg:x="1.134cm" svg:y="4.294cm">
          <draw:text-box>
            <text:p text:style-name="P8"><text:span text:style-name="T6">def fibonacci():</text:span></text:p>
            <text:p text:style-name="P8"><text:span text:style-name="T6"><text:s text:c="4"/></text:span><text:span text:style-name="T6">a,b = (0,1)</text:span></text:p>
            <text:p text:style-name="P8"><text:span text:style-name="T6"><text:s text:c="4"/></text:span><text:span text:style-name="T6">while 1:</text:span></text:p>
            <text:p text:style-name="P8"><text:span text:style-name="T6"><text:s text:c="8"/></text:span><text:span text:style-name="T6">a,b = (b,a+b)</text:span></text:p>
            <text:p text:style-name="P8"><text:span text:style-name="T6"><text:s text:c="8"/></text:span><text:span text:style-name="T6">yield b</text:span></text:p>
            <text:p text:style-name="P8"><text:span text:style-name="T6"/></text:p>
            <text:p text:style-name="P8"><text:span text:style-name="T6">for x in fibonacci():</text:span></text:p>
            <text:p text:style-name="P8"><text:span text:style-name="T6"><text:s text:c="4"/></text:span><text:span text:style-name="T6">if x&gt;1000000: break</text:span></text:p>
            <text:p text:style-name="P8"><text:span text:style-name="T6"><text:s text:c="4"/></text:span><text:span text:style-name="T6">print x</text:span></text:p>
          </draw:text-box>
        </draw:frame>
        <draw:frame presentation:style-name="pr8" draw:layer="layout" svg:width="27.48cm" svg:height="7.898cm" svg:x="0.518cm" svg:y="12.977cm" presentation:class="outline" presentation:user-transformed="true">
          <draw:text-box>
            <text:list text:style-name="L2">
              <text:list-item>
                <text:p>note</text:p>
                <text:list>
                  <text:list-item>
                    <text:p>you can generate a sequence in a loop and then “yield”</text:p>
                  </text:list-item>
                  <text:list-item>
                    <text:p>(also observe parallel tuple assign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>
          <draw:text-box>
            <text:p>array subscripting syntax</text:p>
          </draw:text-box>
        </draw:frame>
        <draw:frame presentation:style-name="pr5" draw:layer="layout" svg:width="27.48cm" svg:height="17.575cm" svg:x="0.52cm" svg:y="3.3cm" presentation:class="outline">
          <draw:text-box>
            <text:list text:style-name="L2">
              <text:list-item>
                <text:p>a[10] – return the 11th element of a </text:p>
              </text:list-item>
              <text:list-item>
                <text:p>a["foo"] – return the value associated with "foo" (only dicts) </text:p>
              </text:list-item>
              <text:list-item>
                <text:p>a[-1] – return the last element of a </text:p>
              </text:list-item>
              <text:list-item>
                <text:p>a[1:3] – return a list consisting of the second and third elements (NB: end is exclusive) </text:p>
              </text:list-item>
              <text:list-item>
                <text:p>a[1:] – return a list of everything other than the first element </text:p>
              </text:list-item>
              <text:list-item>
                <text:p>a[:-1] – return everything other than the last element </text:p>
              </text:list-item>
              <text:list-item>
                <text:p>a[:] – return a copy of the entire list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NumPy arrays</text:p>
          </draw:text-box>
        </draw:frame>
        <draw:frame draw:style-name="gr3" draw:text-style-name="P9" draw:layer="layout" svg:width="25.03cm" svg:height="7.125cm" svg:x="1.134cm" svg:y="4.295cm">
          <draw:text-box>
            <text:p><text:span text:style-name="T6">&gt;&gt;&gt; from numpy import *</text:span></text:p>
            <text:p><text:span text:style-name="T6">&gt;&gt;&gt; a = array( [ 10, 20, 30, 40 ]</text:span></text:p>
            <text:p><text:span text:style-name="T6">&gt;&gt;&gt; a</text:span></text:p>
            <text:p><text:span text:style-name="T6">array([10, 20, 30, 40])</text:span></text:p>
            <text:p><text:span text:style-name="T6">&gt;&gt;&gt; b = arange( 4 )</text:span></text:p>
            <text:p><text:span text:style-name="T6">&gt;&gt;&gt; print b</text:span></text:p>
            <text:p><text:span text:style-name="T6">array([0 1 2 3])</text:span></text:p>
          </draw:text-box>
        </draw:frame>
        <draw:frame presentation:style-name="pr11" draw:layer="layout" svg:width="27.48cm" svg:height="7.688cm" svg:x="0.52cm" svg:y="13.187cm" presentation:class="outline" presentation:user-transformed="true">
          <draw:text-box>
            <text:list text:style-name="L2">
              <text:list-item>
                <text:p>see on-line tutorial for more information<text:line-break/><text:line-break/><text:a xlink:href="http://www.scipy.org/Tentative_NumPy_Tutorial" xlink:type="simple">http://www.scipy.org/Tentative_NumPy_Tutorial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NumPy arrays</text:p>
          </draw:text-box>
        </draw:frame>
        <draw:frame draw:style-name="gr3" draw:text-style-name="P9" draw:layer="layout" svg:width="25.03cm" svg:height="14.981cm" svg:x="1.134cm" svg:y="4.295cm">
          <draw:text-box>
            <text:p><text:span text:style-name="T6">&gt;&gt;&gt; </text:span><text:span text:style-name="T11">from numpy import *</text:span><text:span text:style-name="T11"><text:line-break/></text:span><text:span text:style-name="T11"/></text:p>
            <text:p><text:span text:style-name="T12"># Element-wise operations</text:span></text:p>
            <text:p><text:span text:style-name="T6">&gt;&gt;&gt; array([1,2,3]) * array([3,2,1])</text:span></text:p>
            <text:p><text:span text:style-name="T6">array([3, 4, 3])</text:span></text:p>
            <text:p><text:span text:style-name="T6"/></text:p>
            <text:p><text:span text:style-name="T13"># Dot product</text:span></text:p>
            <text:p><text:span text:style-name="T6">&gt;&gt;&gt; </text:span><text:span text:style-name="T11">dot(array([1,2,3]),array([3,2,1]))</text:span></text:p>
            <text:p><text:span text:style-name="T11">8</text:span></text:p>
            <text:p><text:span text:style-name="T11"/></text:p>
            <text:p><text:span text:style-name="T12"># zeros and ones</text:span></text:p>
            <text:p><text:span text:style-name="T6">&gt;&gt;&gt; zeros(5)</text:span></text:p>
            <text:p><text:span text:style-name="T6">array([ 0., <text:s/>0., <text:s/>0., <text:s/>0., <text:s/></text:span></text:p>
            <text:p><text:span text:style-name="T6">&gt;&gt;&gt; ones(3)</text:span></text:p>
            <text:p><text:span text:style-name="T6">array([ 1., <text:s/>1., <text:s/>1.]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NumPy multidimensional arrays</text:p>
          </draw:text-box>
        </draw:frame>
        <draw:frame draw:style-name="gr4" draw:text-style-name="P9" draw:layer="layout" svg:width="25.03cm" svg:height="18.143cm" svg:x="1.134cm" svg:y="2.73cm">
          <draw:text-box>
            <text:p text:style-name="P8"><text:span text:style-name="T6">&gt;&gt;&gt; zeros((2,2))</text:span></text:p>
            <text:p text:style-name="P8"><text:span text:style-name="T6">array([[ 0., <text:s/>0.],</text:span></text:p>
            <text:p text:style-name="P8"><text:span text:style-name="T6"><text:s text:c="7"/></text:span><text:span text:style-name="T6">[ 0., <text:s/>0.]])</text:span><text:span text:style-name="T6"><text:line-break/></text:span><text:span text:style-name="T6"/></text:p>
            <text:p text:style-name="P8"><text:span text:style-name="T6">&gt;&gt;&gt; array([[1,2],[3,4]])</text:span></text:p>
            <text:p text:style-name="P8"><text:span text:style-name="T6">array([[1, 2],</text:span></text:p>
            <text:p text:style-name="P8"><text:span text:style-name="T6"><text:s text:c="7"/></text:span><text:span text:style-name="T6">[3, 4]])</text:span><text:span text:style-name="T6"><text:line-break/></text:span><text:span text:style-name="T6"/></text:p>
            <text:p text:style-name="P8"><text:span text:style-name="T6">&gt;&gt;&gt; a.dtype</text:span></text:p>
            <text:p text:style-name="P8"><text:span text:style-name="T6">dtype('int64')</text:span><text:span text:style-name="T6"><text:line-break/></text:span><text:span text:style-name="T6"/></text:p>
            <text:p text:style-name="P8"><text:span text:style-name="T6">&gt;&gt;&gt; a = array([[1,2],[3,4]])</text:span></text:p>
            <text:p text:style-name="P8"><text:span text:style-name="T6">&gt;&gt;&gt; a.shape</text:span></text:p>
            <text:p text:style-name="P8"><text:span text:style-name="T6">(2, 2)</text:span><text:span text:style-name="T6"><text:line-break/></text:span><text:span text:style-name="T6"><text:line-break/></text:span><text:span text:style-name="T11">&gt;&gt;&gt; a.shape=4</text:span></text:p>
            <text:p text:style-name="P8"><text:span text:style-name="T6">&gt;&gt;&gt; a</text:span></text:p>
            <text:p text:style-name="P8"><text:span text:style-name="T6">array([1, 2, 3, 4]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 presentation:user-transformed="true">
          <draw:text-box>
            <text:p>arrays have multiple views</text:p>
          </draw:text-box>
        </draw:frame>
        <draw:frame draw:style-name="gr5" draw:text-style-name="P9" draw:layer="layout" svg:width="25.03cm" svg:height="14.91cm" svg:x="1.134cm" svg:y="5.963cm">
          <draw:text-box>
            <text:p text:style-name="P8"><text:span text:style-name="T6">&gt;&gt;&gt; a = array([[1,2],[3,4]])</text:span></text:p>
            <text:p text:style-name="P8"><text:span text:style-name="T6">&gt;&gt;&gt; a.shape</text:span></text:p>
            <text:p text:style-name="P8"><text:span text:style-name="T6">(2, 2)&gt;&gt;&gt; a.reshape(4,1)</text:span></text:p>
            <text:p text:style-name="P8"><text:span text:style-name="T6">array([[1],</text:span></text:p>
            <text:p text:style-name="P8"><text:span text:style-name="T6"><text:s text:c="7"/></text:span><text:span text:style-name="T6">[2],</text:span></text:p>
            <text:p text:style-name="P8"><text:span text:style-name="T6"><text:s text:c="7"/></text:span><text:span text:style-name="T6">[3],</text:span></text:p>
            <text:p text:style-name="P8"><text:span text:style-name="T6"><text:s text:c="7"/></text:span><text:span text:style-name="T6">[4]])</text:span></text:p>
            <text:p text:style-name="P8"><text:span text:style-name="T6">&gt;&gt;&gt; a</text:span></text:p>
            <text:p text:style-name="P8"><text:span text:style-name="T6">array([1, 2, 3, 4])}</text:span></text:p>
            <text:p text:style-name="P8"><text:span text:style-name="T6">&gt;&gt;&gt; a.reshape(2,2)[1,1]=99</text:span></text:p>
            <text:p text:style-name="P8"><text:span text:style-name="T6">&gt;&gt;&gt; a</text:span></text:p>
            <text:p text:style-name="P8"><text:span text:style-name="T6">array([ 1, <text:s/>2, <text:s/>3, 99])</text:span></text:p>
            <text:p text:style-name="P8"><text:span text:style-name="T6">&gt;&gt;&gt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 presentation:user-transformed="true">
          <draw:text-box>
            <text:p>mismatches and recycling</text:p>
          </draw:text-box>
        </draw:frame>
        <draw:frame draw:style-name="gr5" draw:text-style-name="P9" draw:layer="layout" svg:width="25.03cm" svg:height="14.91cm" svg:x="1.134cm" svg:y="5.963cm">
          <draw:text-box>
            <text:p text:style-name="P8"><text:span text:style-name="T6"># </text:span><text:span text:style-name="T13">recycling</text:span></text:p>
            <text:p text:style-name="P8"><text:span text:style-name="T6">&gt;&gt;&gt; ones(2)+ones((2,2))</text:span></text:p>
            <text:p text:style-name="P8"><text:span text:style-name="T6">array([[ 2., <text:s/>2.],</text:span></text:p>
            <text:p text:style-name="P8"><text:span text:style-name="T6"><text:s text:c="7"/></text:span><text:span text:style-name="T6">[ 2., <text:s/>2.]])</text:span></text:p>
            <text:p text:style-name="P8"><text:span text:style-name="T6"/></text:p>
            <text:p text:style-name="P8"><text:span text:style-name="T13"># shape mismatch</text:span></text:p>
            <text:p text:style-name="P8"><text:span text:style-name="T6">&gt;&gt;&gt; ones(4)+ones((2,2))</text:span></text:p>
            <text:p text:style-name="P8"><text:span text:style-name="T6">Traceback (most recent call last):</text:span></text:p>
            <text:p text:style-name="P8"><text:span text:style-name="T6">File "&lt;stdin&gt;", line 1, in &lt;module&gt;}</text:span></text:p>
            <text:p text:style-name="P8"><text:span text:style-name="T6">ValueError: shape mismatch: objects cannot be broadcast to a single shape</text:span></text:p>
            <text:p text:style-name="P8"><text:span text:style-name="T6">&gt;&gt;&gt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 presentation:user-transformed="true">
          <draw:text-box>
            <text:p>mismatches and recycling</text:p>
          </draw:text-box>
        </draw:frame>
        <draw:frame draw:style-name="gr5" draw:text-style-name="P9" draw:layer="layout" svg:width="25.03cm" svg:height="14.91cm" svg:x="1.134cm" svg:y="5.963cm">
          <draw:text-box>
            <text:p><text:span text:style-name="T6"># These are equivalent in expressions</text:span></text:p>
            <text:p><text:span text:style-name="T6"/></text:p>
            <text:p><text:span text:style-name="T6">ones((5,1))</text:span></text:p>
            <text:p><text:span text:style-name="T6"/></text:p>
            <text:p><text:span text:style-name="T6">ones(5)[:,newaxis]</text:span></text:p>
            <text:p><text:span text:style-name="T6"/></text:p>
            <text:p><text:span text:style-name="T6"># combine powerfully with other ops</text:span><text:span text:style-name="T6"><text:line-break/></text:span><text:span text:style-name="T6"/></text:p>
            <text:p><text:span text:style-name="T11">arange(5)[:,newaxis] * arange(5)[newaxis,: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 presentation:user-transformed="true">
          <draw:text-box>
            <text:p>arrays as images</text:p>
          </draw:text-box>
        </draw:frame>
        <draw:frame draw:style-name="gr5" draw:text-style-name="P9" draw:layer="layout" svg:width="25.03cm" svg:height="14.91cm" svg:x="1.134cm" svg:y="5.963cm">
          <draw:text-box>
            <text:p><text:span text:style-name="T11">from numpy import *</text:span></text:p>
            <text:p><text:span text:style-name="T11">from pylab import imshow</text:span><text:span text:style-name="T11"><text:line-break/></text:span><text:span text:style-name="T11"/></text:p>
            <text:p><text:span text:style-name="T11">imshow(arange(10)[:,newaxis] </text:span></text:p>
            <text:p><text:span text:style-name="T11"><text:s text:c="8"/></text:span><text:span text:style-name="T11">* arange(10)[newaxis,:])</text:span></text:p>
            <text:p><text:span text:style-name="T11"/></text:p>
            <text:p><text:span text:style-name="T11">show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 presentation:user-transformed="true">
          <draw:text-box>
            <text:p>array shifting by subranges</text:p>
          </draw:text-box>
        </draw:frame>
        <draw:frame draw:style-name="gr5" draw:text-style-name="P9" draw:layer="layout" svg:width="25.03cm" svg:height="14.91cm" svg:x="1.134cm" svg:y="5.963cm">
          <draw:text-box>
            <text:p><text:span text:style-name="T11">&gt;&gt;&gt; a = zeros((100,100))</text:span></text:p>
            <text:p><text:span text:style-name="T11">&gt;&gt;&gt; a[30:40,30:40] =</text:span></text:p>
            <text:p><text:span text:style-name="T11">ones((10,10))</text:span></text:p>
            <text:p><text:span text:style-name="T11">&gt;&gt;&gt; a[:-1,:] -= a[1:,:]</text:span></text:p>
            <text:p><text:span text:style-name="T11">&gt;&gt;&gt; imshow(a)</text:span></text:p>
            <text:p><text:span text:style-name="T11">&lt;matplotlib.image.AxesImage instance at 0x159bd88&gt;</text:span></text:p>
            <text:p><text:span text:style-name="T11">&gt;&gt;&gt; show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 presentation:user-transformed="true">
          <draw:text-box>
            <text:p>animation in NumPy/Matplotlib</text:p>
          </draw:text-box>
        </draw:frame>
        <draw:frame draw:style-name="gr6" draw:text-style-name="P12" draw:layer="layout" svg:width="25.03cm" svg:height="18.014cm" svg:x="1.134cm" svg:y="2.94cm">
          <draw:text-box>
            <text:p text:style-name="P8"><text:span text:style-name="T14"># see </text:span><text:span text:style-name="T14"><text:a xlink:href="http://www.scipy.org/Cookbook/Matplotlib/Animations" xlink:type="simple">www.scipy.org/Cookbook/Matplotlib/Animations</text:a></text:span><text:span text:style-name="T14"><text:line-break/></text:span><text:span text:style-name="T14"/></text:p>
            <text:p text:style-name="P8"><text:span text:style-name="T14">from numpy import *</text:span></text:p>
            <text:p text:style-name="P8"><text:span text:style-name="T14">from pylab import *</text:span></text:p>
            <text:p text:style-name="P8"><text:span text:style-name="T14">import time</text:span></text:p>
            <text:p text:style-name="P8"><text:span text:style-name="T14"/></text:p>
            <text:p text:style-name="P8"><text:span text:style-name="T14">ion() # turn on interactive</text:span></text:p>
            <text:p text:style-name="P8"><text:span text:style-name="T14"/></text:p>
            <text:p text:style-name="P8"><text:span text:style-name="T14">tstart = time.time()</text:span></text:p>
            <text:p text:style-name="P8"><text:span text:style-name="T14">image = zeros((100,100))</text:span></text:p>
            <text:p text:style-name="P8"><text:span text:style-name="T14">x = linspace(0,10,100)</text:span></text:p>
            <text:p text:style-name="P8"><text:span text:style-name="T14">y = linspace(0,10,100)</text:span></text:p>
            <text:p text:style-name="P8"><text:span text:style-name="T14">image = sin(x)[:,newaxis]*sin(y)[newaxis,:]</text:span></text:p>
            <text:p text:style-name="P8"><text:span text:style-name="T14">im = imshow(image)</text:span></text:p>
            <text:p text:style-name="P8"><text:span text:style-name="T14"/></text:p>
            <text:p text:style-name="P8"><text:span text:style-name="T14">n = 500</text:span></text:p>
            <text:p text:style-name="P8"><text:span text:style-name="T14">for i in linspace(0,10,n):</text:span></text:p>
            <text:p text:style-name="P8"><text:span text:style-name="T14"><text:s/></text:span><text:span text:style-name="T14">image = sin(x+i)[:,newaxis]*sin(y+i)[newaxis,:]</text:span></text:p>
            <text:p text:style-name="P8"><text:span text:style-name="T14"><text:s/></text:span><text:span text:style-name="T14">im.set_array(image)</text:span></text:p>
            <text:p text:style-name="P8"><text:span text:style-name="T14"><text:s/></text:span><text:span text:style-name="T14">draw()</text:span></text:p>
            <text:p text:style-name="P8"><text:span text:style-name="T14"/></text:p>
            <text:p text:style-name="P8"><text:span text:style-name="T14">print 'FPS:' , n/(time.time()-tstar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>
          <draw:text-box>
            <text:p>arrays as images</text:p>
          </draw:text-box>
        </draw:frame>
        <draw:frame presentation:style-name="pr5" draw:layer="layout" svg:width="27.48cm" svg:height="17.575cm" svg:x="0.52cm" svg:y="3.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>
          <draw:text-box>
            <text:p>arguments are recycled</text:p>
          </draw:text-box>
        </draw:frame>
        <draw:frame presentation:style-name="pr5" draw:layer="layout" svg:width="27.48cm" svg:height="17.575cm" svg:x="0.52cm" svg:y="3.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2" svg:font-family="OpenSymbol, 'Arial Unicode MS'"/>
    <style:font-face style:name="Courier 10 Pitch1" svg:font-family="'Courier 10 Pitch'" style:font-pitch="fixed"/>
    <style:font-face style:name="Courier1" svg:font-family="Courier, 'Courier New'" style:font-family-generic="modern" style:font-pitch="fixed"/>
    <style:font-face style:name="Arial1" svg:font-family="Arial" style:font-pitch="variable"/>
    <style:font-face style:name="Arial Black1" svg:font-family="'Arial Black'" style:font-pitch="variable"/>
    <style:font-face style:name="Courier 10 Pitch" svg:font-family="'Courier 10 Pitch'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Courier" svg:font-family="Courier, 'Courier New'" style:font-family-generic="modern" style:font-pitch="variable"/>
    <style:font-face style:name="DejaVu Sans1" svg:font-family="'DejaVu Sans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OpenSymbol2" fo:font-size="12pt" fo:language="en" fo:country="US" style:font-name-asian="OpenSymbol2" style:language-asian="en" style:country-asian="US" style:font-name-complex="OpenSymbol2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small-background" style:family="presentation">
      <style:graphic-properties draw:stroke="none" draw:fill="none"/>
      <style:text-properties style:letter-kerning="true"/>
    </style:style>
    <style:style style:name="smal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mall-notes" style:family="presentation">
      <style:graphic-properties draw:stroke="none" draw:fill="none">
        <text:list-style style:name="smal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/>
    </style:style>
    <style:style style:name="small-outline1" style:family="presentation">
      <style:graphic-properties draw:stroke="none" draw:fill="none" draw:textarea-vertical-align="middle">
        <text:list-style style:name="small-outline1">
          <text:list-level-style-bullet text:level="1" text:bullet-char="●">
            <style:list-level-properties text:space-before="0.3cm" text:min-label-width="0.9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style:font-name="Arial" fo:font-size="26pt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DejaVu Sans" style:font-size-complex="26pt" style:font-style-complex="normal" style:font-weight-complex="bold" style:text-emphasize="none" style:font-relief="none"/>
    </style:style>
    <style:style style:name="small-outline2" style:family="presentation" style:parent-style-name="small-outline1">
      <style:graphic-properties draw:textarea-vertical-align="middle"/>
      <style:paragraph-properties fo:margin-left="0cm" fo:margin-right="0cm" fo:margin-top="0cm" fo:margin-bottom="0.254cm" fo:text-indent="0cm"/>
      <style:text-properties fo:font-size="24pt" fo:font-weight="normal" style:font-size-asian="24pt" style:font-weight-asian="normal" style:font-size-complex="24pt" style:font-weight-complex="normal"/>
    </style:style>
    <style:style style:name="small-outline3" style:family="presentation" style:parent-style-name="small-outline2">
      <style:graphic-properties draw:textarea-vertical-align="middle"/>
      <style:paragraph-properties fo:margin-left="0cm" fo:margin-right="0cm" fo:margin-top="0cm" fo:margin-bottom="0.3cm" fo:text-indent="0cm"/>
      <style:text-properties fo:font-size="22pt" fo:font-weight="normal" style:font-size-asian="22pt" style:font-weight-asian="normal" style:font-size-complex="22pt" style:font-weight-complex="normal"/>
    </style:style>
    <style:style style:name="small-outline4" style:family="presentation" style:parent-style-name="small-outline3">
      <style:graphic-properties draw:textarea-vertical-align="middle"/>
      <style:paragraph-properties fo:margin-left="0cm" fo:margin-right="0cm" fo:margin-top="0cm" fo:margin-bottom="0.2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5" style:family="presentation" style:parent-style-name="small-outline4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6" style:family="presentation" style:parent-style-name="small-outline5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7" style:family="presentation" style:parent-style-name="small-outline6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8" style:family="presentation" style:parent-style-name="small-outline7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9" style:family="presentation" style:parent-style-name="small-outline8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subtitle" style:family="presentation">
      <style:graphic-properties draw:stroke="none" draw:fill="none" draw:textarea-vertical-align="middle">
        <text:list-style style:name="sma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small-title" style:family="presentation">
      <style:graphic-properties draw:stroke="none" draw:fill="none" draw:textarea-vertical-align="middle">
        <text:list-style style:name="sma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 Black1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small-title">
      <style:graphic-properties draw:fill-color="#ffffff" draw:auto-grow-height="false" fo:min-height="3.507cm"/>
    </style:style>
    <style:style style:name="Mpr2" style:family="presentation" style:parent-style-name="small-outline1">
      <style:graphic-properties draw:fill-color="#ffffff" draw:auto-grow-height="false" fo:min-height="13.86cm"/>
    </style:style>
    <style:style style:name="Mpr3" style:family="presentation" style:parent-style-name="small-backgroundobjects">
      <style:graphic-properties draw:stroke="none" draw:fill="none" draw:fill-color="#ffffff" draw:auto-grow-height="false" fo:min-height="1.449cm"/>
    </style:style>
    <style:style style:name="Mpr4" style:family="presentation" style:parent-style-name="small-backgroundobjects">
      <style:graphic-properties draw:stroke="none" draw:fill="none" draw:fill-color="#ffffff" draw:auto-grow-height="false" fo:min-height="1.397cm"/>
    </style:style>
    <style:style style:name="Mpr5" style:family="presentation" style:parent-style-name="smal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small" style:page-layout-name="PM1" draw:style-name="Mdp1">
      <draw:frame presentation:style-name="Mpr1" draw:text-style-name="MP3" draw:layer="backgroundobjects" svg:width="26.67cm" svg:height="2.54cm" svg:x="0.635cm" svg:y="0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7.48cm" svg:height="17.825cm" svg:x="0.52cm" svg:y="3.175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0cm" svg:y="2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399cm" svg:y="21.25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1.477cm" svg:y="21.38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mall-title" draw:layer="backgroundobjects" svg:width="13.968cm" svg:height="10.476cm" svg:x="3.81cm" svg:y="2.123cm" presentation:class="page"/>
        <draw:frame presentation:style-name="small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meta:creation-date>2009-10-26T00:13:52</meta:creation-date>
    <meta:editing-cycles>5</meta:editing-cycles>
    <meta:editing-duration>PT24M33S</meta:editing-duration>
    <meta:initial-creator>Tom </meta:initial-creator>
    <dc:date>2013-10-24T01:53:37.622068886</dc:date>
    <dc:creator>Tom </dc:creator>
    <meta:document-statistic meta:object-count="14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openoffice.org/3/user/template/small.otp"/>
  </office:meta>
</office:document-meta>
</file>